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Arial, sans-serif"/>
    <style:font-face style:name="arial" svg:font-family="arial, sans-serif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language="es" fo:country="VE"/>
    </style:style>
    <style:style style:name="P2" style:family="paragraph" style:parent-style-name="Standard">
      <style:paragraph-properties fo:text-align="start" style:justify-single-word="false" style:writing-mode="lr-tb"/>
      <style:text-properties fo:language="es" fo:country="VE"/>
    </style:style>
    <style:style style:name="P3" style:family="paragraph" style:parent-style-name="Standard">
      <style:paragraph-properties fo:text-align="start" style:justify-single-word="false" style:writing-mode="lr-tb"/>
      <style:text-properties fo:language="es" fo:country="VE" officeooo:rsid="000bd988"/>
    </style:style>
    <style:style style:name="P4" style:family="paragraph" style:parent-style-name="Standard">
      <style:paragraph-properties fo:text-align="start" style:justify-single-word="false" style:writing-mode="lr-tb"/>
      <style:text-properties fo:language="es" fo:country="VE" style:text-underline-style="none" officeooo:rsid="000c669a" officeooo:paragraph-rsid="000c669a"/>
    </style:style>
    <style:style style:name="P5" style:family="paragraph" style:parent-style-name="Standard">
      <style:paragraph-properties fo:text-align="start" style:justify-single-word="false" style:writing-mode="lr-tb"/>
      <style:text-properties fo:language="es" fo:country="VE" officeooo:rsid="000c669a" officeooo:paragraph-rsid="000c669a"/>
    </style:style>
    <style:style style:name="P6" style:family="paragraph" style:parent-style-name="Standard">
      <style:paragraph-properties fo:text-align="start" style:justify-single-word="false" style:writing-mode="lr-tb"/>
      <style:text-properties fo:language="es" fo:country="VE" officeooo:rsid="001c5b98" officeooo:paragraph-rsid="001ed058"/>
    </style:style>
    <style:style style:name="P7" style:family="paragraph" style:parent-style-name="Standard">
      <style:paragraph-properties fo:text-align="center" style:justify-single-word="false" style:writing-mode="lr-tb"/>
      <style:text-properties fo:language="es" fo:country="VE" officeooo:rsid="001c5b98" officeooo:paragraph-rsid="001ed058"/>
    </style:style>
    <style:style style:name="P8" style:family="paragraph" style:parent-style-name="Standard">
      <style:paragraph-properties fo:text-align="center" style:justify-single-word="false" style:writing-mode="lr-tb"/>
      <style:text-properties fo:language="es" fo:country="VE" officeooo:rsid="0022f1aa" officeooo:paragraph-rsid="0022f1aa"/>
    </style:style>
    <style:style style:name="P9" style:family="paragraph" style:parent-style-name="Standard">
      <style:paragraph-properties fo:text-align="start" style:justify-single-word="false" style:writing-mode="lr-tb"/>
      <style:text-properties fo:language="es" fo:country="VE" officeooo:rsid="00236b3c" officeooo:paragraph-rsid="00236b3c"/>
    </style:style>
    <style:style style:name="P10" style:family="paragraph" style:parent-style-name="Standard">
      <style:paragraph-properties fo:text-align="start" style:justify-single-word="false" style:writing-mode="lr-tb"/>
      <style:text-properties fo:language="es" fo:country="VE" officeooo:rsid="0023ec71" officeooo:paragraph-rsid="0023ec71"/>
    </style:style>
    <style:style style:name="P11" style:family="paragraph" style:parent-style-name="Standard">
      <style:paragraph-properties fo:text-align="start" style:justify-single-word="false" style:writing-mode="lr-tb"/>
      <style:text-properties fo:language="es" fo:country="VE" officeooo:rsid="00251ade" officeooo:paragraph-rsid="00251ade"/>
    </style:style>
    <style:style style:name="P12" style:family="paragraph" style:parent-style-name="Standard">
      <style:paragraph-properties fo:text-align="start" style:justify-single-word="false" style:writing-mode="lr-tb"/>
      <style:text-properties fo:language="es" fo:country="VE" officeooo:rsid="00268243" officeooo:paragraph-rsid="00268243"/>
    </style:style>
    <style:style style:name="P13" style:family="paragraph" style:parent-style-name="Standard">
      <style:paragraph-properties fo:text-align="start" style:justify-single-word="false" style:writing-mode="lr-tb"/>
      <style:text-properties fo:language="es" fo:country="VE" officeooo:rsid="0028a010" officeooo:paragraph-rsid="0028a010"/>
    </style:style>
    <style:style style:name="P14" style:family="paragraph" style:parent-style-name="Standard">
      <style:paragraph-properties fo:text-align="center" style:justify-single-word="false" style:writing-mode="lr-tb"/>
      <style:text-properties fo:language="es" fo:country="VE" officeooo:rsid="002eb14c" officeooo:paragraph-rsid="002eb14c"/>
    </style:style>
    <style:style style:name="P15" style:family="paragraph" style:parent-style-name="Standard">
      <style:paragraph-properties fo:text-align="start" style:justify-single-word="false" style:writing-mode="lr-tb"/>
      <style:text-properties fo:language="es" fo:country="VE" officeooo:rsid="002fd4c5" officeooo:paragraph-rsid="002fd4c5"/>
    </style:style>
    <style:style style:name="P16" style:family="paragraph" style:parent-style-name="Standard">
      <style:paragraph-properties fo:text-align="start" style:justify-single-word="false" style:writing-mode="lr-tb"/>
      <style:text-properties officeooo:paragraph-rsid="000c669a"/>
    </style:style>
    <style:style style:name="P17" style:family="paragraph" style:parent-style-name="Standard">
      <style:paragraph-properties fo:text-align="start" style:justify-single-word="false" style:writing-mode="lr-tb"/>
      <style:text-properties officeooo:rsid="000c669a" officeooo:paragraph-rsid="000c669a"/>
    </style:style>
    <style:style style:name="P18" style:family="paragraph" style:parent-style-name="Standard">
      <style:paragraph-properties fo:text-align="start" style:justify-single-word="false" style:writing-mode="lr-tb"/>
      <style:text-properties fo:color="#d4d4d4" style:font-name="Droid Sans Mono" fo:font-size="10.5pt" fo:language="es" fo:country="VE" fo:font-weight="normal" officeooo:paragraph-rsid="000c669a" fo:background-color="#1e1e1e"/>
    </style:style>
    <style:style style:name="P19" style:family="paragraph" style:parent-style-name="Standard">
      <style:paragraph-properties fo:text-align="start" style:justify-single-word="false" style:writing-mode="lr-tb"/>
      <style:text-properties style:use-window-font-color="true" style:font-name="Droid Sans Mono" fo:font-size="10.5pt" fo:language="es" fo:country="VE" fo:font-weight="normal" officeooo:paragraph-rsid="000c669a" fo:background-color="transparent"/>
    </style:style>
    <style:style style:name="P20" style:family="paragraph" style:parent-style-name="Standard">
      <style:paragraph-properties fo:text-align="start" style:justify-single-word="false" style:writing-mode="lr-tb"/>
      <style:text-properties style:use-window-font-color="true" style:font-name="Droid Sans Mono" fo:font-size="10.5pt" fo:language="es" fo:country="VE" fo:font-weight="normal" officeooo:rsid="00268243" officeooo:paragraph-rsid="00268243" fo:background-color="transparent"/>
    </style:style>
    <style:style style:name="P21" style:family="paragraph" style:parent-style-name="Standard">
      <style:paragraph-properties fo:text-align="start" style:justify-single-word="false" style:writing-mode="lr-tb"/>
      <style:text-properties style:use-window-font-color="true" style:font-name="Droid Sans Mono" fo:font-size="10.5pt" fo:language="es" fo:country="VE" fo:font-weight="bold" officeooo:rsid="003d916e" officeooo:paragraph-rsid="003d916e" fo:background-color="transparent" style:font-name-asian="Courier New1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 style:writing-mode="lr-tb"/>
      <style:text-properties style:use-window-font-color="true" officeooo:paragraph-rsid="00379720"/>
    </style:style>
    <style:style style:name="P23" style:family="paragraph" style:parent-style-name="Standard">
      <style:paragraph-properties fo:text-align="start" style:justify-single-word="false" style:writing-mode="lr-tb"/>
      <style:text-properties style:use-window-font-color="true" style:font-name="Times New Roman" fo:font-size="12pt" fo:language="es" fo:country="VE" fo:font-weight="bold" officeooo:rsid="00379720" officeooo:paragraph-rsid="00379720" style:font-name-asian="Courier New1" style:font-size-asian="12pt" style:font-weight-asian="bold" style:font-weight-complex="bold"/>
    </style:style>
    <style:style style:name="P24" style:family="paragraph" style:parent-style-name="Standard">
      <style:paragraph-properties fo:text-align="start" style:justify-single-word="false" style:writing-mode="lr-tb"/>
      <style:text-properties style:use-window-font-color="true" style:font-name="Times New Roman" fo:font-size="12pt" fo:language="es" fo:country="VE" fo:font-weight="bold" officeooo:rsid="003d916e" officeooo:paragraph-rsid="003d916e" style:font-name-asian="Courier New1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 style:writing-mode="lr-tb"/>
      <style:text-properties style:use-window-font-color="true" style:font-name="Times New Roman" fo:font-size="44pt" fo:language="es" fo:country="VE" fo:font-weight="bold" officeooo:rsid="00379720" officeooo:paragraph-rsid="00379720" style:font-name-asian="Courier New1" style:font-size-asian="44pt" style:font-weight-asian="bold" style:font-size-complex="44pt" style:font-weight-complex="bold"/>
    </style:style>
    <style:style style:name="P26" style:family="paragraph" style:parent-style-name="Standard">
      <style:paragraph-properties fo:text-align="center" style:justify-single-word="false" style:writing-mode="lr-tb"/>
      <style:text-properties style:use-window-font-color="true" style:font-name="Times New Roman" fo:font-size="44pt" fo:language="es" fo:country="VE" fo:font-weight="bold" officeooo:rsid="003d713e" officeooo:paragraph-rsid="003d713e" style:font-name-asian="Courier New1" style:font-size-asian="44pt" style:font-weight-asian="bold" style:font-size-complex="44pt" style:font-weight-complex="bold"/>
    </style:style>
    <style:style style:name="P27" style:family="paragraph" style:parent-style-name="Standard">
      <style:paragraph-properties fo:text-align="start" style:justify-single-word="false" style:writing-mode="lr-tb"/>
      <style:text-properties style:use-window-font-color="true" style:font-name="Times New Roman" fo:font-size="18pt" fo:language="es" fo:country="VE" fo:font-weight="bold" officeooo:rsid="003a3594" officeooo:paragraph-rsid="00379720" style:font-name-asian="Courier New1" style:font-size-asian="18pt" style:font-weight-asian="bold" style:font-size-complex="18pt" style:font-weight-complex="bold"/>
    </style:style>
    <style:style style:name="P28" style:family="paragraph" style:parent-style-name="Standard">
      <style:paragraph-properties fo:text-align="center" style:justify-single-word="false" style:writing-mode="lr-tb"/>
      <style:text-properties style:use-window-font-color="true" style:font-name="Times New Roman" fo:font-size="18pt" fo:language="es" fo:country="VE" fo:font-weight="bold" officeooo:rsid="003d713e" officeooo:paragraph-rsid="003d713e" style:font-name-asian="Courier New1" style:font-size-asian="18pt" style:font-weight-asian="bold" style:font-size-complex="18pt" style:font-weight-complex="bold"/>
    </style:style>
    <style:style style:name="P29" style:family="paragraph" style:parent-style-name="Standard">
      <style:paragraph-properties fo:text-align="start" style:justify-single-word="false" style:writing-mode="lr-tb"/>
      <style:text-properties style:use-window-font-color="true" style:font-name="Times New Roman" fo:font-size="18pt" fo:language="es" fo:country="VE" fo:font-weight="normal" officeooo:rsid="003d713e" officeooo:paragraph-rsid="003d713e" style:font-name-asian="Courier New1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center" style:justify-single-word="false" style:writing-mode="lr-tb"/>
      <style:text-properties officeooo:paragraph-rsid="002fdf34"/>
    </style:style>
    <style:style style:name="P31" style:family="paragraph" style:parent-style-name="Standard">
      <style:paragraph-properties fo:text-align="center" style:justify-single-word="false" style:writing-mode="lr-tb"/>
      <style:text-properties style:font-name="Times New Roman" fo:font-size="12pt" fo:language="es" fo:country="VE" officeooo:rsid="002fdf34" officeooo:paragraph-rsid="002fdf34" style:font-name-asian="Courier New1" style:font-size-asian="12pt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Times New Roman" fo:font-size="12pt" fo:language="es" fo:country="VE" officeooo:rsid="003389d4" officeooo:paragraph-rsid="003389d4" style:font-name-asian="Courier New1" style:font-size-asian="12pt"/>
    </style:style>
    <style:style style:name="P33" style:family="paragraph" style:parent-style-name="Standard">
      <style:paragraph-properties fo:text-align="center" style:justify-single-word="false" style:writing-mode="lr-tb"/>
      <style:text-properties style:font-name="Times New Roman" fo:font-size="12pt" fo:language="es" fo:country="VE" officeooo:rsid="00362421" officeooo:paragraph-rsid="00362421" style:font-name-asian="Courier New1" style:font-size-asian="12pt"/>
    </style:style>
    <style:style style:name="P34" style:family="paragraph" style:parent-style-name="Standard">
      <style:paragraph-properties fo:text-align="start" style:justify-single-word="false" style:writing-mode="lr-tb"/>
      <style:text-properties officeooo:rsid="003389d4" officeooo:paragraph-rsid="003389d4"/>
    </style:style>
    <style:style style:name="P35" style:family="paragraph" style:parent-style-name="Standard">
      <style:paragraph-properties fo:text-align="start" style:justify-single-word="false" style:writing-mode="lr-tb"/>
      <style:text-properties officeooo:rsid="00362421" officeooo:paragraph-rsid="00362421"/>
    </style:style>
    <style:style style:name="P36" style:family="paragraph" style:parent-style-name="Standard">
      <style:paragraph-properties fo:text-align="start" style:justify-single-word="false" style:writing-mode="lr-tb"/>
      <style:text-properties fo:color="#c9211e" style:font-name="Times New Roman" fo:font-size="12pt" fo:language="es" fo:country="VE" fo:font-weight="bold" officeooo:rsid="00362421" officeooo:paragraph-rsid="00362421" style:font-name-asian="Courier New1" style:font-size-asian="12pt" style:font-weight-asian="bold" style:font-weight-complex="bold"/>
    </style:style>
    <style:style style:name="P37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38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110263" officeooo:paragraph-rsid="00110263" fo:background-color="transparent"/>
    </style:style>
    <style:style style:name="P39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27655e" officeooo:paragraph-rsid="0027655e" fo:background-color="transparent"/>
    </style:style>
    <style:style style:name="P40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3fbac6" officeooo:paragraph-rsid="003fbac6" fo:background-color="transparent" style:font-weight-asian="normal" style:font-weight-complex="normal"/>
    </style:style>
    <style:style style:name="P41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110263" officeooo:paragraph-rsid="0014e682" fo:background-color="#81d41a"/>
    </style:style>
    <style:style style:name="P42" style:family="paragraph" style:parent-style-name="Standard">
      <style:paragraph-properties style:line-height-at-least="0.503cm"/>
      <style:text-properties style:use-window-font-color="true" style:font-name="Droid Sans Mono" fo:font-size="10.5pt" style:text-underline-style="none" fo:font-weight="normal" officeooo:paragraph-rsid="00110263" fo:background-color="transparent"/>
    </style:style>
    <style:style style:name="P43" style:family="paragraph" style:parent-style-name="Standard">
      <style:paragraph-properties style:line-height-at-least="0.503cm"/>
      <style:text-properties style:use-window-font-color="true" style:font-name="Droid Sans Mono" fo:font-size="10.5pt" style:text-underline-style="none" fo:font-weight="normal" officeooo:rsid="00110263" officeooo:paragraph-rsid="00110263" fo:background-color="transparent"/>
    </style:style>
    <style:style style:name="P44" style:family="paragraph" style:parent-style-name="Standard">
      <style:paragraph-properties style:line-height-at-least="0.503cm"/>
      <style:text-properties style:use-window-font-color="true" style:font-name="Droid Sans Mono" fo:font-size="10.5pt" fo:font-weight="bold" fo:background-color="transparent" style:font-weight-asian="bold" style:font-weight-complex="bold"/>
    </style:style>
    <style:style style:name="P45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3fbac6" officeooo:paragraph-rsid="003fbac6" fo:background-color="transparent" style:font-weight-asian="bold" style:font-weight-complex="bold"/>
    </style:style>
    <style:style style:name="P46" style:family="paragraph" style:parent-style-name="Standard">
      <style:paragraph-properties style:line-height-at-least="0.503cm" fo:text-align="center" style:justify-single-word="false"/>
      <style:text-properties style:use-window-font-color="true" style:font-name="Droid Sans Mono" fo:font-size="10.5pt" fo:font-weight="bold" officeooo:rsid="0043fc17" officeooo:paragraph-rsid="0043fc17" style:font-weight-asian="bold" style:font-weight-complex="bold"/>
    </style:style>
    <style:style style:name="P47" style:family="paragraph" style:parent-style-name="Standard">
      <style:paragraph-properties style:line-height-at-least="0.503cm"/>
      <style:text-properties style:use-window-font-color="true" fo:background-color="transparent"/>
    </style:style>
    <style:style style:name="P48" style:family="paragraph" style:parent-style-name="Standard">
      <style:paragraph-properties style:line-height-at-least="0.503cm"/>
      <style:text-properties style:use-window-font-color="true" fo:font-weight="bold" fo:background-color="transparent" style:font-weight-asian="bold" style:font-weight-complex="bold"/>
    </style:style>
    <style:style style:name="P49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50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110263" fo:background-color="#1e1e1e"/>
    </style:style>
    <style:style style:name="P51" style:family="paragraph" style:parent-style-name="Standard">
      <style:paragraph-properties style:line-height-at-least="0.503cm"/>
      <style:text-properties fo:color="#355269" style:font-name="Droid Sans Mono" fo:font-size="10.5pt" fo:font-weight="bold" fo:background-color="transparent" style:font-weight-asian="bold" style:font-weight-complex="bold"/>
    </style:style>
    <style:style style:name="P52" style:family="paragraph" style:parent-style-name="Standard">
      <style:paragraph-properties style:line-height-at-least="0.503cm"/>
      <style:text-properties fo:color="#355269" style:font-name="Droid Sans Mono" fo:font-size="10.5pt" fo:font-weight="bold" officeooo:rsid="0027655e" officeooo:paragraph-rsid="0027655e" fo:background-color="transparent" style:font-weight-asian="bold" style:font-weight-complex="bold"/>
    </style:style>
    <style:style style:name="P53" style:family="paragraph" style:parent-style-name="Standard">
      <style:paragraph-properties style:line-height-at-least="0.503cm"/>
      <style:text-properties fo:color="#b85c00" style:font-name="Droid Sans Mono" fo:font-size="10.5pt" fo:font-weight="bold" fo:background-color="transparent" style:font-weight-asian="bold" style:font-weight-complex="bold"/>
    </style:style>
    <style:style style:name="P54" style:family="paragraph" style:parent-style-name="Standard" style:master-page-name="Standard">
      <style:paragraph-properties fo:text-align="center" style:justify-single-word="false" style:page-number="auto" style:writing-mode="lr-tb"/>
      <style:text-properties fo:language="es" fo:country="VE"/>
    </style:style>
    <style:style style:name="P55" style:family="paragraph" style:parent-style-name="Standard">
      <style:paragraph-properties style:line-height-at-least="0.503cm" fo:text-align="center" style:justify-single-word="false"/>
      <style:text-properties style:use-window-font-color="true" style:font-name="Droid Sans Mono" fo:font-size="10.5pt" fo:font-weight="bold" officeooo:rsid="00449615" officeooo:paragraph-rsid="0043fc17" fo:background-color="transparent" style:font-weight-asian="bold" style:font-weight-complex="bold"/>
    </style:style>
    <style:style style:name="P56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57" style:family="paragraph" style:parent-style-name="Standard">
      <style:paragraph-properties style:line-height-at-least="0.503cm" fo:text-align="center" style:justify-single-word="false"/>
      <style:text-properties fo:font-variant="normal" fo:text-transform="none" fo:color="#030303" style:font-name="Roboto" fo:font-size="10.5pt" fo:letter-spacing="normal" fo:font-style="normal" fo:font-weight="normal" officeooo:rsid="00449615" officeooo:paragraph-rsid="0043fc17" fo:background-color="transparent" style:font-weight-asian="bold" style:font-weight-complex="bold"/>
    </style:style>
    <style:style style:name="P58" style:family="paragraph" style:parent-style-name="Standard">
      <style:paragraph-properties style:line-height-at-least="0.503cm" fo:text-align="start" style:justify-single-word="false"/>
      <style:text-properties fo:font-variant="normal" fo:text-transform="none" fo:color="#030303" style:font-name="Roboto" fo:font-size="10.5pt" fo:letter-spacing="normal" fo:font-style="normal" fo:font-weight="normal" officeooo:rsid="0047c90c" officeooo:paragraph-rsid="0047c90c" fo:background-color="transparent" style:font-weight-asian="bold" style:font-weight-complex="bold"/>
    </style:style>
    <style:style style:name="P59" style:family="paragraph" style:parent-style-name="Standard">
      <style:paragraph-properties style:line-height-at-least="0.503cm" fo:text-align="justify" style:justify-single-word="false"/>
      <style:text-properties fo:font-variant="normal" fo:text-transform="none" fo:color="#030303" style:font-name="Roboto" fo:font-size="10.5pt" fo:letter-spacing="normal" fo:font-style="normal" fo:font-weight="normal" officeooo:rsid="0047c90c" officeooo:paragraph-rsid="0047c90c" fo:background-color="transparent" style:font-weight-asian="bold" style:font-weight-complex="bold"/>
    </style:style>
    <style:style style:name="P60" style:family="paragraph" style:parent-style-name="Standard">
      <style:paragraph-properties style:line-height-at-least="0.503cm" fo:text-align="start" style:justify-single-word="false"/>
      <style:text-properties fo:font-variant="normal" fo:text-transform="none" fo:color="#202124" style:font-name="arial" fo:font-size="12pt" fo:letter-spacing="normal" fo:font-style="normal" fo:font-weight="normal" officeooo:rsid="0047c90c" officeooo:paragraph-rsid="0047c90c" fo:background-color="transparent" style:font-weight-asian="bold" style:font-weight-complex="bold"/>
    </style:style>
    <style:style style:name="P61" style:family="paragraph" style:parent-style-name="Standard">
      <style:paragraph-properties fo:margin-top="0cm" fo:margin-bottom="0cm" loext:contextual-spacing="false" style:line-height-at-least="0.635cm" fo:orphans="1"/>
      <style:text-properties style:use-window-font-color="true" style:font-name="Droid Sans Mono" fo:font-size="10.5pt" fo:font-weight="normal" officeooo:paragraph-rsid="004cff2e" fo:background-color="transparent" loext:padding="0cm" loext:border="none"/>
    </style:style>
    <style:style style:name="P62" style:family="paragraph" style:parent-style-name="Text_20_body">
      <style:paragraph-properties fo:margin-top="0cm" fo:margin-bottom="0cm" loext:contextual-spacing="false" style:line-height-at-least="0.635cm" fo:orphans="1"/>
      <style:text-properties fo:font-size="12pt" officeooo:paragraph-rsid="004cff2e" loext:padding="0cm" loext:border="none"/>
    </style:style>
    <style:style style:name="T1" style:family="text">
      <style:text-properties fo:language="es" fo:country="VE"/>
    </style:style>
    <style:style style:name="T2" style:family="text">
      <style:text-properties fo:language="es" fo:country="VE" officeooo:rsid="000bd988"/>
    </style:style>
    <style:style style:name="T3" style:family="text">
      <style:text-properties fo:language="es" fo:country="VE" style:text-underline-style="none"/>
    </style:style>
    <style:style style:name="T4" style:family="text">
      <style:text-properties fo:language="es" fo:country="VE" style:text-underline-style="none" officeooo:rsid="000cd1ff"/>
    </style:style>
    <style:style style:name="T5" style:family="text">
      <style:text-properties fo:language="es" fo:country="VE" style:text-underline-style="none" officeooo:rsid="000e3507"/>
    </style:style>
    <style:style style:name="T6" style:family="text">
      <style:text-properties fo:language="es" fo:country="VE" officeooo:rsid="000cd24c"/>
    </style:style>
    <style:style style:name="T7" style:family="text">
      <style:text-properties fo:language="es" fo:country="VE" officeooo:rsid="000c669a"/>
    </style:style>
    <style:style style:name="T8" style:family="text">
      <style:text-properties fo:language="es" fo:country="VE" officeooo:rsid="002eb14c"/>
    </style:style>
    <style:style style:name="T9" style:family="text">
      <style:text-properties fo:language="es" fo:country="VE" officeooo:rsid="002fdf34"/>
    </style:style>
    <style:style style:name="T10" style:family="text">
      <style:text-properties fo:color="#569cd6"/>
    </style:style>
    <style:style style:name="T11" style:family="text">
      <style:text-properties fo:color="#569cd6" style:text-underline-style="none"/>
    </style:style>
    <style:style style:name="T12" style:family="text">
      <style:text-properties fo:color="#4fc1ff"/>
    </style:style>
    <style:style style:name="T13" style:family="text">
      <style:text-properties fo:color="#4fc1ff" style:text-underline-style="none"/>
    </style:style>
    <style:style style:name="T14" style:family="text">
      <style:text-properties fo:color="#dcdcaa"/>
    </style:style>
    <style:style style:name="T15" style:family="text">
      <style:text-properties fo:color="#dcdcaa" style:text-underline-style="none"/>
    </style:style>
    <style:style style:name="T16" style:family="text">
      <style:text-properties fo:color="#ce9178" style:text-underline-style="none"/>
    </style:style>
    <style:style style:name="T17" style:family="text">
      <style:text-properties style:use-window-font-color="true" style:font-name="Droid Sans Mono" fo:font-size="10.5pt" fo:language="es" fo:country="VE" fo:font-weight="normal" fo:background-color="transparent" loext:char-shading-value="0"/>
    </style:style>
    <style:style style:name="T18" style:family="text">
      <style:text-properties style:use-window-font-color="true" fo:font-weight="bold" officeooo:rsid="004b6a46"/>
    </style:style>
    <style:style style:name="T19" style:family="text">
      <style:text-properties style:use-window-font-color="true" fo:font-weight="bold" officeooo:rsid="004c97ee"/>
    </style:style>
    <style:style style:name="T20" style:family="text">
      <style:text-properties style:use-window-font-color="true" fo:font-weight="bold" officeooo:rsid="004cfbbe"/>
    </style:style>
    <style:style style:name="T21" style:family="text">
      <style:text-properties fo:color="#9cdcfe"/>
    </style:style>
    <style:style style:name="T22" style:family="text">
      <style:text-properties fo:color="#9cdcfe" style:text-underline-style="none"/>
    </style:style>
    <style:style style:name="T23" style:family="text">
      <style:text-properties officeooo:rsid="00133933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fo:background-color="transparent" loext:char-shading-value="0"/>
    </style:style>
    <style:style style:name="T26" style:family="text">
      <style:text-properties style:text-underline-style="none" fo:font-weight="bold" officeooo:rsid="0014e682" fo:background-color="transparent" loext:char-shading-value="0" style:font-weight-asian="bold" style:font-weight-complex="bold"/>
    </style:style>
    <style:style style:name="T27" style:family="text">
      <style:text-properties fo:font-weight="bold"/>
    </style:style>
    <style:style style:name="T28" style:family="text">
      <style:text-properties fo:font-weight="bold" officeooo:rsid="001b1cc2" style:font-weight-asian="bold" style:font-weight-complex="bold"/>
    </style:style>
    <style:style style:name="T29" style:family="text">
      <style:text-properties fo:font-weight="bold" officeooo:rsid="001d21fc" style:font-weight-asian="bold" style:font-weight-complex="bold"/>
    </style:style>
    <style:style style:name="T30" style:family="text">
      <style:text-properties fo:font-weight="bold" officeooo:rsid="0049a9e9"/>
    </style:style>
    <style:style style:name="T31" style:family="text">
      <style:text-properties officeooo:rsid="0017a2a9"/>
    </style:style>
    <style:style style:name="T32" style:family="text">
      <style:text-properties officeooo:rsid="001815e3"/>
    </style:style>
    <style:style style:name="T33" style:family="text">
      <style:text-properties officeooo:rsid="001b1cc2"/>
    </style:style>
    <style:style style:name="T34" style:family="text">
      <style:text-properties officeooo:rsid="001b9f48"/>
    </style:style>
    <style:style style:name="T35" style:family="text">
      <style:text-properties officeooo:rsid="001d1bd5"/>
    </style:style>
    <style:style style:name="T36" style:family="text">
      <style:text-properties officeooo:rsid="001d21fc"/>
    </style:style>
    <style:style style:name="T37" style:family="text">
      <style:text-properties officeooo:rsid="0021f091"/>
    </style:style>
    <style:style style:name="T38" style:family="text">
      <style:text-properties fo:color="#355269" fo:font-weight="bold" style:font-weight-asian="bold" style:font-weight-complex="bold"/>
    </style:style>
    <style:style style:name="T39" style:family="text">
      <style:text-properties fo:color="#355269" fo:font-weight="bold" officeooo:rsid="002d9247" style:font-weight-asian="bold" style:font-weight-complex="bold"/>
    </style:style>
    <style:style style:name="T40" style:family="text">
      <style:text-properties officeooo:rsid="002caffc"/>
    </style:style>
    <style:style style:name="T41" style:family="text">
      <style:text-properties officeooo:rsid="002d9247"/>
    </style:style>
    <style:style style:name="T42" style:family="text">
      <style:text-properties style:font-name="Times New Roman" fo:font-size="12pt" fo:language="es" fo:country="VE" style:font-name-asian="Courier New1" style:font-size-asian="12pt"/>
    </style:style>
    <style:style style:name="T43" style:family="text">
      <style:text-properties style:font-name="Times New Roman" fo:font-size="12pt" fo:language="es" fo:country="VE" officeooo:rsid="002fdf34" style:font-name-asian="Courier New1" style:font-size-asian="12pt"/>
    </style:style>
    <style:style style:name="T44" style:family="text">
      <style:text-properties style:font-name="Times New Roman" fo:font-size="12pt" fo:language="es" fo:country="VE" officeooo:rsid="003593dd" style:font-name-asian="Courier New1" style:font-size-asian="12pt"/>
    </style:style>
    <style:style style:name="T45" style:family="text">
      <style:text-properties style:font-name="Times New Roman" fo:font-size="12pt" fo:language="es" fo:country="VE" fo:font-weight="bold" officeooo:rsid="00379720" style:font-name-asian="Courier New1" style:font-size-asian="12pt" style:font-weight-asian="bold" style:font-weight-complex="bold"/>
    </style:style>
    <style:style style:name="T46" style:family="text">
      <style:text-properties fo:color="#c9211e" style:font-name="Times New Roman" fo:font-size="12pt" fo:language="es" fo:country="VE" fo:font-weight="bold" style:font-name-asian="Courier New1" style:font-size-asian="12pt" style:font-weight-asian="bold" style:font-weight-complex="bold"/>
    </style:style>
    <style:style style:name="T47" style:family="text">
      <style:text-properties fo:color="#000000" style:font-name="Times New Roman" fo:font-size="12pt" fo:language="es" fo:country="VE" fo:font-weight="bold" fo:background-color="transparent" loext:char-shading-value="0" style:font-name-asian="Courier New1" style:font-size-asian="12pt" style:font-weight-asian="bold" style:font-weight-complex="bold"/>
    </style:style>
    <style:style style:name="T48" style:family="text">
      <style:text-properties fo:color="#000000" style:font-name="Times New Roman" fo:font-size="12pt" fo:language="es" fo:country="VE" fo:font-weight="bold" officeooo:rsid="00379720" fo:background-color="transparent" loext:char-shading-value="0" style:font-name-asian="Courier New1" style:font-size-asian="12pt" style:font-weight-asian="bold" style:font-weight-complex="bold"/>
    </style:style>
    <style:style style:name="T49" style:family="text">
      <style:text-properties fo:font-size="18pt" style:font-size-asian="18pt" style:font-size-complex="18pt"/>
    </style:style>
    <style:style style:name="T50" style:family="text">
      <style:text-properties fo:font-size="18pt" officeooo:rsid="003a3594" style:font-size-asian="18pt" style:font-size-complex="18pt"/>
    </style:style>
    <style:style style:name="T51" style:family="text">
      <style:text-properties fo:color="#00a933"/>
    </style:style>
    <style:style style:name="T52" style:family="text">
      <style:text-properties fo:color="#ff0000"/>
    </style:style>
    <style:style style:name="T53" style:family="text">
      <style:text-properties fo:color="#b85c00"/>
    </style:style>
    <style:style style:name="T54" style:family="text">
      <style:text-properties fo:background-color="transparent" loext:char-shading-value="0"/>
    </style:style>
    <style:style style:name="T55" style:family="text">
      <style:text-properties officeooo:rsid="00449615" fo:background-color="transparent" loext:char-shading-value="0"/>
    </style:style>
    <style:style style:name="T56" style:family="text">
      <style:text-properties fo:color="#ea7500" fo:font-weight="bold" officeooo:rsid="0049a9e9"/>
    </style:style>
    <style:style style:name="T57" style:family="text">
      <style:text-properties style:font-weight-asian="normal" style:font-weight-complex="normal"/>
    </style:style>
    <style:style style:name="T58" style:family="text">
      <style:text-properties officeooo:rsid="0049a9e9" style:font-weight-asian="normal" style:font-weight-complex="normal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fo:color="#202124" style:font-name="arial" fo:font-size="12pt" officeooo:rsid="0049a9e9"/>
    </style:style>
    <style:style style:name="T61" style:family="text">
      <style:text-properties fo:color="#202124" style:font-name="arial" fo:font-size="12pt" fo:font-weight="bold" officeooo:rsid="0049a9e9"/>
    </style:style>
    <style:style style:name="T62" style:family="text">
      <style:text-properties fo:color="#202124" fo:font-weight="bold" officeooo:rsid="0049a9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Road Side Coder MERN youtube</text:p>
      <text:p text:style-name="P1"/>
      <text:p text:style-name="P2">1. VSCODE :</text:p>
      <text:p text:style-name="P2">Librerías que pueden ahorrate mucho tiempo:</text:p>
      <text:p text:style-name="P2"/>
      <text:p text:style-name="P2">*Auto Rename Tag(Cambia las &lt;Tag&gt;&lt;/Tag&gt; automáticamente al editar)</text:p>
      <text:p text:style-name="P2">* Bracket Pair Colorized 2(Colorea las {} , () para saber donde terminan y empiezan)</text:p>
      <text:p text:style-name="P2">*ES7 React....Snippets(Crea BoilerPlates)</text:p>
      <text:p text:style-name="P2">*JavaScript ES6 Snippets</text:p>
      <text:p text:style-name="P2">*Material Icon Theme</text:p>
      <text:p text:style-name="P2">*Prettier code formatter</text:p>
      <text:p text:style-name="P2"/>
      <text:p text:style-name="P2"/>
      <text:p text:style-name="P3">2. VIDEO 4 → 5:00 → va a mejorar la llamada al server.js</text:p>
      <text:p text:style-name="P3"/>
      <text:p text:style-name="P17"><text:span text:style-name="T2">*</text:span><text:span text:style-name="T6">A</text:span><text:span text:style-name="T1">pi </text:span><text:span text:style-name="T4">end</text:span><text:span text:style-name="T3">point</text:span><text:span text:style-name="T1"> es donde el router que contiene el dato de la api es servido</text:span></text:p>
      <text:p text:style-name="P4"/>
      <text:p text:style-name="P17"><text:span text:style-name="T3">*</text:span><text:span text:style-name="T5">Ejemplo usando dummy data(dato de archivo estático)</text:span></text:p>
      <text:p text:style-name="P5"/>
      <text:p text:style-name="P16"><text:span text:style-name="T7"><text:tab/></text:span><text:span text:style-name="T17">const notes = require("./data/notes");</text:span></text:p>
      <text:p text:style-name="P18"><text:s text:c="11"/></text:p>
      <text:p text:style-name="P19"><text:tab/>app.get("/api/notes", (req, res) =&gt; {</text:p>
      <text:p text:style-name="P37"><text:tab/><text:tab/>res.json(notes);</text:p>
      <text:p text:style-name="P37"><text:s text:c="11"/>});</text:p>
      <text:p text:style-name="P37"/>
      <text:p text:style-name="P38">Quedé en el minuto 10:00</text:p>
      <text:p text:style-name="P38"/>
      <text:p text:style-name="P38">*<text:span text:style-name="T23">10:50 Deatil Api View</text:span></text:p>
      <text:p text:style-name="P43"/>
      <text:p text:style-name="P41"><text:span text:style-name="T24">req.params</text:span><text:span text:style-name="T25"> </text:span><text:span text:style-name="T26">Nos va a dar todos los parametros que están en nuestra id</text:span></text:p>
      <text:p text:style-name="P43"/>
      <text:p text:style-name="P50"><text:span text:style-name="T13">app</text:span><text:span text:style-name="T24">.</text:span><text:span text:style-name="T15">get</text:span><text:span text:style-name="T24">(</text:span><text:span text:style-name="T16">"/api/notes/:id"</text:span><text:span text:style-name="T24">, (</text:span><text:span text:style-name="T22">req</text:span><text:span text:style-name="T24">, </text:span><text:span text:style-name="T22">res</text:span><text:span text:style-name="T24">) </text:span><text:span text:style-name="T11">=&gt;</text:span><text:span text:style-name="T24"> {</text:span></text:p>
      <text:p text:style-name="P49"><text:span text:style-name="T10">const</text:span> <text:span text:style-name="T12">note</text:span> = <text:span text:style-name="T12">notes</text:span>.<text:span text:style-name="T14">find</text:span>((<text:span text:style-name="T21">n</text:span>) <text:span text:style-name="T10">=&gt;</text:span> <text:span text:style-name="T21">n</text:span>.<text:span text:style-name="T21">_id</text:span> === <text:span text:style-name="T21">req</text:span>.<text:span text:style-name="T21">params</text:span>.<text:span text:style-name="T21">id</text:span>);</text:p>
      <text:p text:style-name="P49"><text:span text:style-name="T21">console</text:span>.<text:span text:style-name="T14">log</text:span>(<text:span text:style-name="T21">req</text:span>.<text:span text:style-name="T21">params</text:span>);</text:p>
      <text:p text:style-name="P49">});</text:p>
      <text:p text:style-name="P49"/>
      <text:p text:style-name="P49"/>
      <text:p text:style-name="P49"/>
      <text:p text:style-name="P42">* <text:span text:style-name="T31">13:50 → </text:span>.<text:span text:style-name="T31">env file (Explicación) </text:span><text:span text:style-name="T32">Secrete information about our aplication</text:span></text:p>
      <text:p text:style-name="P43"/>
      <text:p text:style-name="P19">* <text:span text:style-name="T33">14: 32 → Hay que instalar </text:span><text:span text:style-name="T28">npm i dotenv</text:span></text:p>
      <text:p text:style-name="P5"/>
      <text:p text:style-name="P5">* Edit<text:span text:style-name="T34"> . PORT = 5000</text:span></text:p>
      <text:p text:style-name="P5"/>
      <text:p text:style-name="P5"/>
      <text:p text:style-name="P7">Qued<text:span text:style-name="T35">é</text:span> 15:02 <text:s/><text:span text:style-name="T29">Instalación de nodemon</text:span></text:p>
      <text:p text:style-name="P6"/>
      <text:p text:style-name="P6"><text:span text:style-name="T36">Para Guardar cambios autom</text:span><text:span text:style-name="T37">á</text:span><text:span text:style-name="T36">ticamente sin necesidad de reiniciar el server</text:span></text:p>
      <text:p text:style-name="P6"/>
      <text:p text:style-name="P6"/>
      <text:p text:style-name="P8"><text:soft-page-break/>VIDEO 5 FrontEnd</text:p>
      <text:p text:style-name="P8"/>
      <text:p text:style-name="P9">10:30 Como subir todo a github → “Importante hay varios detalles por que son dos carpetas”</text:p>
      <text:p text:style-name="P9"/>
      <text:p text:style-name="P10">Vuelve a notezipper-mern</text:p>
      <text:p text:style-name="P9"/>
      <text:p text:style-name="P13">TUVE QUE BORRAR EL <text:span text:style-name="T38">.GIT </text:span>DEL FRONTEND POR QUE TENÍA CONFLICTOS CON EL <text:span text:style-name="T38">.GIT </text:span>DE EL DIRECTORIO ROOT</text:p>
      <text:p text:style-name="P9"/>
      <text:p text:style-name="P9">Hay que tener en cuenta por ejemplo el archivo de .env </text:p>
      <text:p text:style-name="P9"/>
      <text:p text:style-name="P11">El archivo <text:span text:style-name="T38">.gitignore</text:span> que tienes en sr<text:span text:style-name="T40">c</text:span> debes pasarlo al directorio principal <text:span text:style-name="T41">al lado de</text:span><text:span text:style-name="T39"> .env</text:span></text:p>
      <text:p text:style-name="P11"/>
      <text:p text:style-name="P12">y Editarlo asi quedó, los cambios están en azul…</text:p>
      <text:p text:style-name="P12"/>
      <text:p text:style-name="P20"># See https://help.github.com/articles/ignoring-files/ for more about ignoring files.</text:p>
      <text:p text:style-name="P47"/>
      <text:p text:style-name="P37"># dependencies</text:p>
      <text:p text:style-name="P51">/node_modules</text:p>
      <text:p text:style-name="P51">node_modules/</text:p>
      <text:p text:style-name="P51">frontend/node_modules/</text:p>
      <text:p text:style-name="P37">/.pnp</text:p>
      <text:p text:style-name="P37">.pnp.js</text:p>
      <text:p text:style-name="P47"/>
      <text:p text:style-name="P37"># testing</text:p>
      <text:p text:style-name="P37">/coverage</text:p>
      <text:p text:style-name="P47"/>
      <text:p text:style-name="P37"># production</text:p>
      <text:p text:style-name="P37">/build</text:p>
      <text:p text:style-name="P47"/>
      <text:p text:style-name="P37"># misc</text:p>
      <text:p text:style-name="P37">.DS_Store</text:p>
      <text:p text:style-name="P51">.env</text:p>
      <text:p text:style-name="P37">.env.local</text:p>
      <text:p text:style-name="P37">.env.development.local</text:p>
      <text:p text:style-name="P37">.env.test.local</text:p>
      <text:p text:style-name="P37">.env.production.local</text:p>
      <text:p text:style-name="P47"/>
      <text:p text:style-name="P37">npm-debug.log*</text:p>
      <text:p text:style-name="P37">yarn-debug.log*</text:p>
      <text:p text:style-name="P37">yarn-error.log*</text:p>
      <text:p text:style-name="P37"/>
      <text:p text:style-name="P39">* Hacer git init en el <text:span text:style-name="T38">root directory</text:span></text:p>
      <text:p text:style-name="P52"/>
      <text:p text:style-name="P52"/>
      <text:p text:style-name="P52"/>
      <text:p text:style-name="P52"/>
      <text:p text:style-name="P52"/>
      <text:p text:style-name="P12"/>
      <text:p text:style-name="P14"><text:soft-page-break/>VIDEO 6 <text:s/>LANDING PAGE AND NAVBAR</text:p>
      <text:p text:style-name="P12"/>
      <text:p text:style-name="P15">16:06 Quedé → Landing Page</text:p>
      <text:p text:style-name="P15"/>
      <text:p text:style-name="P15"/>
      <text:p text:style-name="P30"><text:span text:style-name="T8">VIDEO </text:span><text:span text:style-name="T9">7</text:span><text:span text:style-name="T8"> <text:s/></text:span><text:span text:style-name="T43">REACT ROUTER</text:span></text:p>
      <text:p text:style-name="P31"/>
      <text:p text:style-name="P34"><text:span text:style-name="T43">Q</text:span><text:span text:style-name="T42">uedé 1</text:span><text:span text:style-name="T44">7</text:span><text:span text:style-name="T42"> : </text:span><text:span text:style-name="T44">3</text:span><text:span text:style-name="T42">5</text:span></text:p>
      <text:p text:style-name="P32"/>
      <text:p text:style-name="P32"/>
      <text:p text:style-name="P33">VIDEO 8 CONNECTING BACKEND WITH FRONTEND</text:p>
      <text:p text:style-name="P33"/>
      <text:p text:style-name="P35"><text:span text:style-name="T42"><text:tab/>Al principio no podía por que faltaba la carpeta de notes que estaba en frontend y la necesitaba en backend , el no me lo recordó o debe ser que no la llamé apropiadamente desde el frontend.</text:span><text:span text:style-name="T46"> REVISA ESO </text:span></text:p>
      <text:p text:style-name="P36"/>
      <text:p text:style-name="P22"><text:span text:style-name="T45">11:00 → Utiliza</text:span><text:span text:style-name="T48"> </text:span><text:span text:style-name="T47">"concurrently" </text:span><text:span text:style-name="T48">para correr todo al mismo timpo (back and frontend)</text:span></text:p>
      <text:p text:style-name="P23"/>
      <text:p text:style-name="P23"/>
      <text:p text:style-name="P25">npm run dev <text:s/><text:span text:style-name="T50">(Para correr Ambos)</text:span></text:p>
      <text:p text:style-name="P27"/>
      <text:p text:style-name="P26"><text:span text:style-name="T49">5:00</text:span><text:span text:style-name="T50"> V</text:span><text:span text:style-name="T49">IDEO 9 </text:span></text:p>
      <text:p text:style-name="P28"/>
      <text:p text:style-name="P29">No se si sirve , puse mydb (que ya tiene una tabla o collection posts) como data base, hay que probar, o tal vez necesites crear una nueva</text:p>
      <text:p text:style-name="P27"/>
      <text:p text:style-name="P24">Creó un archivo para la conexión llamado db.js en la carpeta config </text:p>
      <text:p text:style-name="P24"/>
      <text:p text:style-name="P21">const mongoose = require('mongoose')</text:p>
      <text:p text:style-name="P48"/>
      <text:p text:style-name="P44">const connectDB = async ()=&gt;{</text:p>
      <text:p text:style-name="P44">try {</text:p>
      <text:p text:style-name="P44">const conn = await mongoose.connect(<text:span text:style-name="T51">process.env.MONGO_URI</text:span>)</text:p>
      <text:p text:style-name="P44">console.log(`MongoDB Conectado: ${<text:span text:style-name="T52">conn.connection.host</text:span>}`)</text:p>
      <text:p text:style-name="P44">} catch (error) {</text:p>
      <text:p text:style-name="P44">console.error(`Error: ${error.message}`)</text:p>
      <text:p text:style-name="P44">process.exit()</text:p>
      <text:p text:style-name="P44">}</text:p>
      <text:p text:style-name="P44">}</text:p>
      <text:p text:style-name="P48"/>
      <text:p text:style-name="P44">module.exports = connectDB;</text:p>
      <text:p text:style-name="P44"/>
      <text:p text:style-name="P44"/>
      <text:p text:style-name="P40"><text:soft-page-break/>Al que después llamo por:</text:p>
      <text:p text:style-name="P40"/>
      <text:p text:style-name="P45">const express = require("express");</text:p>
      <text:p text:style-name="P44">const notes = require("./data/notes");</text:p>
      <text:p text:style-name="P44">const dotenv = require("dotenv");</text:p>
      <text:p text:style-name="P44">const <text:span text:style-name="T53">connectDB</text:span> = require("<text:span text:style-name="T52">./config/db</text:span>")</text:p>
      <text:p text:style-name="P48"/>
      <text:p text:style-name="P44">const app = express();</text:p>
      <text:p text:style-name="P44">dotenv.config();</text:p>
      <text:p text:style-name="P53">connectDB();</text:p>
      <text:p text:style-name="P53"/>
      <text:p text:style-name="P46"><text:span text:style-name="T54">VIDEO 1</text:span><text:span text:style-name="T55">0</text:span></text:p>
      <text:p text:style-name="P55"/>
      <text:p text:style-name="P57">User Authentication JWT</text:p>
      <text:p text:style-name="P57"/>
      <text:p text:style-name="P58">* Si solo necesitas correr el servidor : <text:span text:style-name="T27">node backend/server.js</text:span></text:p>
      <text:p text:style-name="P58"><text:span text:style-name="T27"/></text:p>
      <text:p text:style-name="P58"><text:span text:style-name="T57">* </text:span><text:span text:style-name="T58">Instalé</text:span><text:span text:style-name="T30"> </text:span><text:span text:style-name="T56">POSTMAN</text:span></text:p>
      <text:p text:style-name="P58"><text:span text:style-name="T56"><text:s text:c="2"/></text:span></text:p>
      <text:p text:style-name="P58"><text:span text:style-name="T56">* </text:span><text:span text:style-name="T18">Creaci</text:span><text:span text:style-name="T19">ó</text:span><text:span text:style-name="T18">n de una variable </text:span><text:span text:style-name="T20">U</text:span><text:span text:style-name="T18">rl – 7:00</text:span></text:p>
      <text:p text:style-name="P58"><text:span text:style-name="T56"/></text:p>
      <text:p text:style-name="P60"><text:span text:style-name="T56">¿Qué hace App use?</text:span></text:p>
      <text:p text:style-name="P58"><text:span text:style-name="T56"/></text:p>
      <text:p text:style-name="P59"><text:span text:style-name="T60">use</text:span><text:span text:style-name="T61"> </text:span><text:span text:style-name="T60">(middleware) se llama cada vez que se envía una solicitud al servidor. app.use(), que se utiliza para montar la función de middleware o para montar en una ruta específica, la función de middleware se ejecuta cuando la ruta de base coincide.</text:span></text:p>
      <text:p text:style-name="P59"><text:span text:style-name="T60"/></text:p>
      <text:p text:style-name="P62"><text:span text:style-name="T27">Express </text:span>es una infraestructura web de direccionamiento y middleware que tiene una funcionalidad mínima propia: una aplicación <text:span text:style-name="T27">Express </text:span>es fundamentalmente una serie de llamadas a funciones de middleware.</text:p>
      <text:p text:style-name="P62"/>
      <text:p text:style-name="P61">connectDB();</text:p>
      <text:p text:style-name="P56">app.use(express.json())</text:p>
      <text:p text:style-name="P62"/>
      <text:p text:style-name="P62"/>
      <text:p text:style-name="P6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Arial, sans-serif"/>
    <style:font-face style:name="arial" svg:font-family="arial, sans-serif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Arrowhead_20_List" style:display-name="Arrowhea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12cm" loext:contextual-spacing="false" fo:text-indent="0cm" style:auto-text-indent="false"/>
    </style:style>
    <style:style style:name="Box_20_List" style:display-name="Box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ullet_20_List" style:display-name="Bullet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Chapter_20_Heading" style:display-name="Chapter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</style:style>
    <style:style style:name="Contents_20_1_20__28_user_29_" style:display-name="Contents 1 (user)" style:family="paragraph" style:default-outline-level="">
      <style:paragraph-properties fo:margin-left="1.27cm" fo:margin-right="0cm" fo:text-indent="-0.76cm" style:auto-text-indent="false"/>
    </style:style>
    <style:style style:name="Contents_20_2_20__28_user_29_" style:display-name="Contents 2 (user)" style:family="paragraph" style:default-outline-level="">
      <style:paragraph-properties fo:margin-left="2.54cm" fo:margin-right="0cm" fo:text-indent="-0.76cm" style:auto-text-indent="false"/>
    </style:style>
    <style:style style:name="Contents_20_3_20__28_user_29_" style:display-name="Contents 3 (user)" style:family="paragraph" style:default-outline-level="">
      <style:paragraph-properties fo:margin-left="3.81cm" fo:margin-right="0cm" fo:text-indent="-0.76cm" style:auto-text-indent="false"/>
    </style:style>
    <style:style style:name="Contents_20_4_20__28_user_29_" style:display-name="Contents 4 (user)" style:family="paragraph" style:default-outline-level="">
      <style:paragraph-properties fo:margin-left="5.08cm" fo:margin-right="0cm" fo:text-indent="-0.76cm" style:auto-text-indent="false"/>
    </style:style>
    <style:style style:name="Contents_20_Header" style:display-name="Contents Header" style:family="paragraph" style:default-outline-level="">
      <style:paragraph-properties fo:margin-top="0.423cm" fo:margin-bottom="0.212cm" loext:contextual-spacing="false" fo:text-align="center" style:justify-single-word="false"/>
      <style:text-properties style:font-name="Liberation Sans1" fo:font-family="'Liberation Sans'" style:font-family-generic="roman" style:font-pitch="variable" fo:font-size="16pt" fo:font-weight="bold" style:font-size-asian="16pt" style:font-weight-asian="bold"/>
    </style:style>
    <style:style style:name="Dashed_20_List" style:display-name="Dashe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Diamond_20_List" style:display-name="Diamon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Endnote_20__28_user_29_" style:display-name="Endnote (user)" style:family="paragraph" style:parent-style-name="Standard" style:default-outline-level="">
      <style:paragraph-properties fo:margin-left="0.508cm" fo:margin-right="0cm" fo:text-indent="-0.508cm" style:auto-text-indent="false"/>
    </style:style>
    <style:style style:name="Endnote" style:family="paragraph" style:parent-style-name="Standard" style:default-outline-level="" style:class="extra"/>
    <style:style style:name="Footnote_20__28_user_29_" style:display-name="Footnote (user)" style:family="paragraph" style:default-outline-level="">
      <style:paragraph-properties fo:margin-left="0.508cm" fo:margin-right="0cm" fo:text-indent="-0.508cm" style:auto-text-indent="false"/>
      <style:text-properties fo:font-size="10pt" style:font-size-asian="10pt"/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Hand_20_List" style:display-name="Han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eading_20_1" style:display-name="Heading 1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7pt" fo:font-weight="bold" style:font-size-asian="17pt" style:font-weight-asian="bold"/>
    </style:style>
    <style:style style:name="Heading_20_2" style:display-name="Heading 2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4pt" fo:font-weight="bold" style:font-size-asian="14pt" style:font-weight-asian="bold"/>
    </style:style>
    <style:style style:name="Heading_20_3" style:display-name="Heading 3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/>
    </style:style>
    <style:style style:name="Heading_20_4" style:display-name="Heading 4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/>
    </style:style>
    <style:style style:name="Heart_20_List" style:display-name="Heart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Implies_20_List" style:display-name="Implies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Lower_20_Case_20_List" style:display-name="Lower Case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Lower_20_Roman_20_List" style:display-name="Lower Roman List" style:family="paragraph" style:default-outline-level="">
      <style:paragraph-properties fo:margin-left="1.27cm" fo:margin-right="0cm" fo:text-indent="-0.76cm" style:auto-text-indent="false"/>
    </style:style>
    <style:style style:name="Numbered_20_Heading_20_1" style:display-name="Numbered Heading 1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Heading_20_2" style:display-name="Numbered Heading 2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Heading_20_3" style:display-name="Numbered Heading 3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List" style:display-name="Numbere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</style:style>
    <style:style style:name="Square_20_List" style:display-name="Square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Star_20_List" style:display-name="Star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ick_20_List" style:display-name="Tick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riangle_20_List" style:display-name="Triangle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Upper_20_Case_20_List" style:display-name="Upper Case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Endnote_20_anchor" style:display-name="Endnote anchor" style:family="text">
      <style:text-properties style:text-position="super 58%" fo:font-size="10pt" style:font-size-asian="10pt"/>
    </style:style>
    <style:style style:name="Endnote_20_Characters" style:display-name="Endnote Characters" style:family="tex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Footnote_20_Characters" style:display-name="Footnote Characters" style:family="text">
      <style:text-properties style:text-position="super 58%" fo:font-size="10pt" style:font-size-asian="10pt"/>
    </style:style>
    <style:style style:name="Endnote_20_Symbol" style:display-name="Endnote Symbol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icardo</meta:initial-creator>
    <dc:date>2021-10-28T11:05:27.779956938</dc:date>
    <meta:editing-duration>PT7H38M40S</meta:editing-duration>
    <meta:editing-cycles>66</meta:editing-cycles>
    <meta:generator>LibreOffice/6.4.7.2$Linux_X86_64 LibreOffice_project/40$Build-2</meta:generator>
    <meta:document-statistic meta:table-count="0" meta:image-count="0" meta:object-count="0" meta:page-count="4" meta:paragraph-count="99" meta:word-count="575" meta:character-count="3730" meta:non-whitespace-character-count="3214"/>
  </office:meta>
</office:document-meta>
</file>